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61cm"/>
    </style:style>
    <style:style style:name="co2" style:family="table-column">
      <style:table-column-properties fo:break-before="auto" style:column-width="1.469cm"/>
    </style:style>
    <style:style style:name="co3" style:family="table-column">
      <style:table-column-properties fo:break-before="auto" style:column-width="15.88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ex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ap_id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Je dois trouver une clé pour sortir d'ici...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Un mur m'empêche de passer...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Je dois trouver une clé pour sortir d'ici...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d ut perspiciatis unde omnis iste natus error sit voluptatem accusantium doloremque laudantiu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ien par ici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oici un bien joli vase !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d ut perspiciatis unde omnis iste natus error sit voluptatem accusantium doloremque laudantiu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d ut perspiciatis unde omnis iste natus error sit voluptatem accusantium doloremque laudantiu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d ut perspiciatis unde omnis iste natus error sit voluptatem accusantium doloremque laudantiu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17T10:39:30.906000000</dc:date>
    <meta:editing-duration>PT54M9S</meta:editing-duration>
    <meta:editing-cycles>4</meta:editing-cycles>
    <meta:generator>LibreOffice/7.5.1.2$Windows_X86_64 LibreOffice_project/fcbaee479e84c6cd81291587d2ee68cba099e129</meta:generator>
    <meta:document-statistic meta:table-count="1" meta:cell-count="30" meta:object-count="0"/>
  </office:meta>
</office:document-meta>
</file>